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4" style:family="graphic" style:parent-style-name="objectwithoutfill">
      <style:graphic-properties draw:stroke="dash" draw:stroke-dash="Long_20_Dash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2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8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line draw:style-name="gr2" draw:text-style-name="P1" draw:layer="layout" svg:x1="3.5cm" svg:y1="8.85cm" svg:x2="8.17cm" svg:y2="8.85cm">
            <text:p/>
          </draw:line>
          <draw:line draw:style-name="gr2" draw:text-style-name="P1" draw:layer="layout" svg:x1="8.17cm" svg:y1="5.27cm" svg:x2="8.17cm" svg:y2="8.85cm">
            <text:p/>
          </draw:line>
          <draw:line draw:style-name="gr2" draw:text-style-name="P1" draw:layer="layout" svg:x1="8.17cm" svg:y1="5.275cm" svg:x2="14.97cm" svg:y2="5.275cm">
            <text:p/>
          </draw:line>
          <draw:line draw:style-name="gr2" draw:text-style-name="P1" draw:layer="layout" svg:x1="14.97cm" svg:y1="5.25cm" svg:x2="14.97cm" svg:y2="7.29cm">
            <text:p/>
          </draw:line>
          <draw:line draw:style-name="gr2" draw:text-style-name="P1" draw:layer="layout" svg:x1="14.955cm" svg:y1="7.3cm" svg:x2="19.275cm" svg:y2="7.3cm">
            <text:p/>
          </draw:line>
          <draw:line draw:style-name="gr2" draw:text-style-name="P1" draw:layer="layout" svg:x1="19.25cm" svg:y1="7.3cm" svg:x2="19.25cm" svg:y2="20.83cm">
            <text:p/>
          </draw:line>
          <draw:line draw:style-name="gr2" draw:text-style-name="P1" draw:layer="layout" svg:x1="16.3cm" svg:y1="20.825cm" svg:x2="19.24cm" svg:y2="20.825cm">
            <text:p/>
          </draw:line>
          <draw:line draw:style-name="gr2" draw:text-style-name="P1" draw:layer="layout" svg:x1="16.3cm" svg:y1="20.825cm" svg:x2="16.3cm" svg:y2="21.345cm">
            <text:p/>
          </draw:line>
          <draw:line draw:style-name="gr2" draw:text-style-name="P1" draw:layer="layout" svg:x1="16.3cm" svg:y1="21.325cm" svg:x2="8.98cm" svg:y2="21.325cm">
            <text:p/>
          </draw:line>
          <draw:line draw:style-name="gr2" draw:text-style-name="P1" draw:layer="layout" svg:x1="8.975cm" svg:y1="21.305cm" svg:x2="8.975cm" svg:y2="23.025cm">
            <text:p/>
          </draw:line>
          <draw:line draw:style-name="gr2" draw:text-style-name="P1" draw:layer="layout" svg:x1="3.525cm" svg:y1="23.1cm" svg:x2="8.975cm" svg:y2="23.05cm">
            <text:p/>
          </draw:line>
          <draw:line draw:style-name="gr2" draw:text-style-name="P1" draw:layer="layout" svg:x1="3.5cm" svg:y1="8.85cm" svg:x2="3.5cm" svg:y2="23.1cm">
            <text:p/>
          </draw:line>
        </draw:g>
        <draw:line draw:style-name="gr2" draw:text-style-name="P1" draw:layer="layout" svg:x1="8.173cm" svg:y1="8.799cm" svg:x2="8.173cm" svg:y2="11.099cm">
          <text:p/>
        </draw:line>
        <draw:g draw:style-name="gr1">
          <draw:line draw:style-name="gr3" draw:text-style-name="P1" draw:layer="layout" svg:x1="5.217cm" svg:y1="10.987cm" svg:x2="5.217cm" svg:y2="21.393cm">
            <text:p/>
          </draw:line>
          <draw:line draw:style-name="gr3" draw:text-style-name="P1" draw:layer="layout" svg:x1="8.186cm" svg:y1="11.087cm" svg:x2="5.216cm" svg:y2="11.087cm">
            <text:p/>
          </draw:line>
          <draw:line draw:style-name="gr3" draw:text-style-name="P1" draw:layer="layout" svg:x1="8.971cm" svg:y1="21.292cm" svg:x2="5.217cm" svg:y2="21.317cm">
            <text:p/>
          </draw:line>
          <draw:line draw:style-name="gr3" draw:text-style-name="P1" draw:layer="layout" svg:x1="16.227cm" svg:y1="15.194cm" svg:x2="16.307cm" svg:y2="20.834cm">
            <text:p/>
          </draw:line>
          <draw:line draw:style-name="gr3" draw:text-style-name="P1" draw:layer="layout" svg:x1="8.165cm" svg:y1="9.448cm" svg:x2="14.994cm" svg:y2="9.448cm">
            <text:p/>
          </draw:line>
          <draw:line draw:style-name="gr3" draw:text-style-name="P1" draw:layer="layout" svg:x1="14.994cm" svg:y1="9.349cm" svg:x2="15.094cm" svg:y2="15.295cm">
            <text:p/>
          </draw:line>
          <draw:line draw:style-name="gr3" draw:text-style-name="P1" draw:layer="layout" svg:x1="15.144cm" svg:y1="15.195cm" svg:x2="16.328cm" svg:y2="15.195cm">
            <text:p/>
          </draw:line>
        </draw:g>
        <draw:line draw:style-name="gr4" draw:text-style-name="P1" draw:layer="layout" svg:x1="8.163cm" svg:y1="9.424cm" svg:x2="3.503cm" svg:y2="9.424cm">
          <text:p/>
        </draw:line>
        <draw:line draw:style-name="gr4" draw:text-style-name="P1" draw:layer="layout" svg:x1="15.12cm" svg:y1="13.985cm" svg:x2="19.28cm" svg:y2="13.985cm">
          <text:p/>
        </draw:line>
        <draw:line draw:style-name="gr4" draw:text-style-name="P1" draw:layer="layout" svg:x1="14.968cm" svg:y1="7.282cm" svg:x2="14.968cm" svg:y2="9.323cm">
          <text:p/>
        </draw:line>
        <draw:line draw:style-name="gr4" draw:text-style-name="P1" draw:layer="layout" svg:x1="16.329cm" svg:y1="15.194cm" svg:x2="19.252cm" svg:y2="15.194cm">
          <text:p/>
        </draw:line>
        <draw:line draw:style-name="gr4" draw:text-style-name="P1" draw:layer="layout" svg:x1="5.217cm" svg:y1="15.37cm" svg:x2="14.994cm" svg:y2="15.294cm">
          <text:p/>
        </draw:line>
        <draw:line draw:style-name="gr4" draw:text-style-name="P1" draw:layer="layout" svg:x1="8.165cm" svg:y1="11.112cm" svg:x2="8.165cm" svg:y2="15.322cm">
          <text:p/>
        </draw:line>
        <draw:line draw:style-name="gr4" draw:text-style-name="P1" draw:layer="layout" svg:x1="5.116cm" svg:y1="20.637cm" svg:x2="3.528cm" svg:y2="20.637cm">
          <text:p/>
        </draw:line>
        <draw:line draw:style-name="gr4" draw:text-style-name="P1" draw:layer="layout" svg:x1="5.269cm" svg:y1="16.555cm" svg:x2="16.304cm" svg:y2="16.505cm">
          <text:p/>
        </draw:line>
        <draw:line draw:style-name="gr4" draw:text-style-name="P1" draw:layer="layout" svg:x1="8.19cm" svg:y1="16.53cm" svg:x2="8.19cm" svg:y2="21.24cm">
          <text:p/>
        </draw:line>
        <draw:line draw:style-name="gr4" draw:text-style-name="P1" draw:layer="layout" svg:x1="3.534cm" svg:y1="11.035cm" svg:x2="5.033cm" svg:y2="11.035cm">
          <text:p/>
        </draw:line>
        <draw:frame draw:style-name="gr5" draw:text-style-name="P2" draw:layer="layout" svg:width="2.157cm" svg:height="0.962cm" svg:x="5.745cm" svg:y="12.7cm">
          <draw:text-box>
            <text:p>Bed 1</text:p>
          </draw:text-box>
        </draw:frame>
        <draw:frame draw:style-name="gr5" draw:text-style-name="P2" draw:layer="layout" svg:width="2.157cm" svg:height="0.962cm" svg:x="5.745cm" svg:y="18.395cm">
          <draw:text-box>
            <text:p>Bed 2</text:p>
          </draw:text-box>
        </draw:frame>
        <draw:frame draw:style-name="gr6" draw:text-style-name="P2" draw:layer="layout" svg:width="2.157cm" svg:height="0.962cm" svg:x="4.864cm" svg:y="9.802cm">
          <draw:text-box>
            <text:p>Bed 3</text:p>
          </draw:text-box>
        </draw:frame>
        <draw:frame draw:style-name="gr6" draw:text-style-name="P2" draw:layer="layout" svg:width="2.157cm" svg:height="0.962cm" svg:x="4.511cm" svg:y="21.62cm">
          <draw:text-box>
            <text:p>Bed 4</text:p>
          </draw:text-box>
        </draw:frame>
        <draw:frame draw:style-name="gr6" draw:text-style-name="P2" draw:layer="layout" svg:width="4.418cm" svg:height="0.962cm" svg:x="10.105cm" svg:y="18.243cm">
          <draw:text-box>
            <text:p>Kitchen/Study</text:p>
          </draw:text-box>
        </draw:frame>
        <draw:frame draw:style-name="gr7" draw:text-style-name="P2" draw:layer="layout" svg:width="2.619cm" svg:height="0.962cm" svg:x="10.407cm" svg:y="10.809cm">
          <draw:text-box>
            <text:p>Lounge</text:p>
          </draw:text-box>
        </draw:frame>
        <draw:frame draw:style-name="gr6" draw:text-style-name="P2" draw:layer="layout" svg:width="2.691cm" svg:height="1.673cm" svg:x="16.153cm" svg:y="9.802cm">
          <draw:text-box>
            <text:p>Bed 5 / </text:p>
            <text:p>Kitchen</text:p>
          </draw:text-box>
        </draw:frame>
        <draw:line draw:style-name="gr4" draw:text-style-name="P1" draw:layer="layout" svg:x1="3.503cm" svg:y1="15.371cm" svg:x2="5.242cm" svg:y2="15.345cm">
          <text:p/>
        </draw:line>
        <draw:frame draw:style-name="gr8" draw:text-style-name="P2" draw:layer="layout" svg:width="0.781cm" svg:height="3.806cm" svg:x="3.982cm" svg:y="16.201cm">
          <draw:text-box>
            <text:p>Porch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2:11:27.588799446</meta:creation-date>
    <dc:date>2025-08-07T23:03:31.155535071</dc:date>
    <meta:editing-duration>PT14M36S</meta:editing-duration>
    <meta:editing-cycles>3</meta:editing-cycles>
    <meta:generator>LibreOffice/24.2.7.2$Linux_X86_64 LibreOffice_project/420$Build-2</meta:generator>
    <meta:document-statistic meta:object-count="41"/>
  </office:meta>
</office:document-meta>
</file>